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FreeSans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Free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use-window-font-color="true" style:font-name="FreeSans" fo:font-size="10pt" style:font-size-asian="10pt" style:font-size-complex="10pt"/>
    </style:style>
    <style:style style:name="ce18" style:family="table-cell" style:parent-style-name="Default"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7" style:family="table-cell" style:parent-style-name="Default">
      <style:table-cell-properties fo:border="none"/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20" style:family="table-cell" style:parent-style-name="Default">
      <style:text-properties style:font-name="FreeSans"/>
      <style:map style:condition="cell-content()=&quot;&quot;" style:apply-style-name="Missing_5f_Value" style:base-cell-address="embedded_testbench.D2"/>
    </style:style>
    <style:style style:name="ce21" style:family="table-cell" style:parent-style-name="Default">
      <style:text-properties style:font-name="FreeSans"/>
    </style:style>
    <style:style style:name="ce29" style:family="table-cell" style:parent-style-name="Default">
      <style:table-cell-properties fo:background-color="transparent"/>
      <style:text-properties style:font-name="FreeSans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1" fo:font-size="10pt" style:font-size-asian="10pt" style:font-size-complex="10pt"/>
    </style:style>
    <style:style style:name="ce10" style:family="table-cell" style:parent-style-name="Default" style:data-style-name="N138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38">
      <style:text-properties style:font-name="FreeSans"/>
    </style:style>
    <style:style style:name="ce15" style:family="table-cell" style:parent-style-name="Default" style:data-style-name="N138">
      <style:text-properties style:font-name="FreeSans" fo:font-size="10pt" style:font-size-asian="10pt" style:font-size-complex="10pt"/>
    </style:style>
    <style:style style:name="ce27" style:family="table-cell" style:parent-style-name="Default" style:data-style-name="N138"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28" style:family="table-cell" style:parent-style-name="Default" style:data-style-name="N138">
      <style:text-properties style:font-name="FreeSans"/>
      <style:map style:condition="cell-content()=&quot;&quot;" style:apply-style-name="Missing_5f_Value" style:base-cell-address="embedded_testbench.D2"/>
    </style:style>
    <style:style style:name="ce13" style:family="table-cell" style:parent-style-name="Default" style:data-style-name="N138">
      <style:table-cell-properties fo:border="none"/>
      <style:text-properties style:font-name="FreeSans"/>
      <style:map style:condition="cell-content()=&quot;&quot;" style:apply-style-name="Missing_5f_Value" style:base-cell-address="embedded_testbench.D2"/>
    </style:style>
    <style:style style:name="ce14" style:family="table-cell" style:parent-style-name="Default" style:data-style-name="N138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16" style:family="table-cell" style:parent-style-name="Default">
      <style:table-cell-properties fo:border="none"/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embedded_testbenc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Dist.</text:p>
          </table:table-cell>
          <table:table-cell table:style-name="ce10" office:value-type="string" calcext:value-type="string">
            <text:p>Pric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2V INPUT</text:p>
          </table:table-cell>
          <table:table-cell office:value-type="string" calcext:value-type="string">
            <text:p>Connector_BarrelJack:BarrelJack_Horizontal</text:p>
          </table:table-cell>
          <table:table-cell table:style-name="ce18"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table:style-name="ce25" office:value-type="currency" office:currency="EUR" office:value="1.53" calcext:value-type="currency">
            <text:p>€ 1,5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VOUT4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table:style-name="ce18"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22" calcext:value-type="currency">
            <text:p>€ 1,22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M2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PI</text:p>
          </table:table-cell>
          <table:table-cell table:style-name="ce5" office:value-type="string" calcext:value-type="string">
            <text:p>Connector_PinHeader_2.54mm:PinHeader_1x06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6" office:value-type="currency" office:currency="EUR" office:value="0.189" calcext:value-type="currency">
            <text:p>€ 0,189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5V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3V3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GND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UART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OWI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AIN2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AIN3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HMS1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TWI1</text:p>
          </table:table-cell>
          <table:table-cell table:style-name="ce5" office:value-type="string" calcext:value-type="string">
            <text:p>Connector_PinHeader_2.54mm:PinHeader_1x04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TWI2</text:p>
          </table:table-cell>
          <table:table-cell table:style-name="ce5" office:value-type="string" calcext:value-type="string">
            <text:p>Connector_PinHeader_2.54mm:PinHeader_1x04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FDBK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EXP</text:p>
          </table:table-cell>
          <table:table-cell table:style-name="ce5" office:value-type="string" calcext:value-type="string">
            <text:p>Connector_PinHeader_2.54mm:PinHeader_2x06_P2.54mm_Vertical</text:p>
          </table:table-cell>
          <table:table-cell table:style-name="ce18" office:value-type="string" calcext:value-type="string">
            <text:p><text:a xlink:href="https://at.farnell.com/amp-te-connectivity/1-825440-0/stiftleiste-2reihig-20pol/dp/3417827?st=stiftleiste" xlink:type="simple">[Farnell]</text:a></text:p>
          </table:table-cell>
          <table:table-cell office:value-type="currency" office:currency="EUR" office:value="2.3" calcext:value-type="currency">
            <text:p>€ 2,300</text:p>
          </table:table-cell>
          <table:table-cell office:value-type="string" calcext:value-type="string">
            <text:p>20 pins (12 neede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WSN_NODE</text:p>
          </table:table-cell>
          <table:table-cell table:style-name="ce5" office:value-type="string" calcext:value-type="string">
            <text:p>Connector_Dsub:DSUB-15-HD_Female_Horizontal_P2.29x1.98mm_EdgePinOffset8.35mm_Housed_MountingHolesOffset10.89mm</text:p>
          </table:table-cell>
          <table:table-cell table:style-name="ce18" office:value-type="string" calcext:value-type="string">
            <text:p><text:a xlink:href="https://at.farnell.com/amphenol/l77hde15sd1ch4r/hd-d-sub-buchse-15pos/dp/2401183?MER=sy-me-pd-mi-alte" xlink:type="simple">[Farnell]</text:a></text:p>
          </table:table-cell>
          <table:table-cell office:value-type="currency" office:currency="EUR" office:value="1.07" calcext:value-type="currency">
            <text:p>€ 1,07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HMS2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VOUT1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22" calcext:value-type="currency">
            <text:p>€ 1,22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ARTS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TRLS</text:p>
          </table:table-cell>
          <table:table-cell table:style-name="ce5" office:value-type="string" calcext:value-type="string">
            <text:p>Connector_PinHeader_2.54mm:PinHeader_1x04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4" office:value-type="currency" office:currency="EUR" office:value="0.126" calcext:value-type="currency">
            <text:p>€ 0,126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OUT2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22" calcext:value-type="currency">
            <text:p>€ 1,22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VOUT3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22" calcext:value-type="currency">
            <text:p>€ 1,22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M1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2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table:style-name="ce18"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3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table:style-name="ce18"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4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table:style-name="ce18"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RPi Header</text:p>
          </table:table-cell>
          <table:table-cell office:value-type="string" calcext:value-type="string">
            <text:p>Connector_PinSocket_2.54mm:PinSocket_2x20_P2.54mm_Vertical</text:p>
          </table:table-cell>
          <table:table-cell table:style-name="ce18" office:value-type="string" calcext:value-type="string">
            <text:p><text:a xlink:href="https://at.farnell.com/multicomp/mc-254-40-00-st-dip/stiftleiste-40pos-2-reihen-2-54mm/dp/2843536?st=stiftleiste,%20board-to-board,%202.54%20mm,%202%20reihe(n),%2040%20kontakt" xlink:type="simple">[Farnell]</text:a></text:p>
          </table:table-cell>
          <table:table-cell office:value-type="currency" office:currency="EUR" office:value="0.422" calcext:value-type="currency">
            <text:p>€ 0,422</text:p>
          </table:table-cell>
          <table:table-cell office:value-type="string" calcext:value-type="string">
            <text:p>mount on bott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table:style-name="ce27"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/ 0.1%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panasonic/era3aeb103v/metallsch-widerstand-10k-0-1-0/dp/1577619?st=chipwiderstand,%20oberflächenmontage,%2010%20kohm,%20±%200,1%25,%20100%20mw,%200603%20[metrisch%201608]" xlink:type="simple">[Farnell]</text:a></text:p>
          </table:table-cell>
          <table:table-cell table:style-name="ce25" office:value-type="currency" office:currency="EUR" office:value="0.256" calcext:value-type="currency">
            <text:p>€ 0,25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5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5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/ 0.1%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panasonic/era3aeb103v/metallsch-widerstand-10k-0-1-0/dp/1577619?st=chipwiderstand,%20oberflächenmontage,%2010%20kohm,%20±%200,1%25,%20100%20mw,%200603%20[metrisch%201608]" xlink:type="simple">[Farnell]</text:a></text:p>
          </table:table-cell>
          <table:table-cell table:style-name="ce28" office:value-type="currency" office:currency="EUR" office:value="0.256" calcext:value-type="currency">
            <text:p>€ 0,25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TSSOP-10_3x3mm_P0.5mm</text:p>
          </table:table-cell>
          <table:table-cell table:style-name="ce18" office:value-type="string" calcext:value-type="string">
            <text:p><text:a xlink:href="https://at.farnell.com/texas-instruments/ads1115idgsr/adc-16bit-860sps-i2c-vssop-10/dp/3116562?st=ads1115idgs" xlink:type="simple">[Farnell]</text:a></text:p>
          </table:table-cell>
          <table:table-cell table:style-name="ce27" office:value-type="currency" office:currency="EUR" office:value="5.15" calcext:value-type="currency">
            <text:p>€ 5,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: <text:a xlink:href="https://www.mouser.at/ProductDetail/Texas-Instruments/PCA9548APWR/?qs=dB0LedT%252BmmAWc5k7y2UrXA%3D%3D" xlink:type="simple">[Mouser]</text:a></text:p>
          </table:table-cell>
          <table:table-cell table:style-name="ce15" office:value-type="currency" office:currency="EUR" office:value="2.31" calcext:value-type="currency">
            <text:p>€ 2,3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CA9548APW</text:p>
          </table:table-cell>
          <table:table-cell office:value-type="string" calcext:value-type="string">
            <text:p>Package_SO:TSSOP-24_4.4x7.8mm_P0.65mm</text:p>
          </table:table-cell>
          <table:table-cell table:style-name="ce29" office:value-type="string" calcext:value-type="string">
            <text:p><text:a xlink:href="https://at.farnell.com/nxp/pca9548apw-118/i2c-bus-switch-8-kan-le-5-5v-tssop/dp/2841042" xlink:type="simple">[Farnell]</text:a></text:p>
          </table:table-cell>
          <table:table-cell table:style-name="ce27" office:value-type="currency" office:currency="EUR" office:value="1.46" calcext:value-type="currency">
            <text:p>€ 1,46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3" office:value-type="string" calcext:value-type="string">
            <text:p>INA219</text:p>
          </table:table-cell>
          <table:table-cell table:style-name="ce3" office:value-type="string" calcext:value-type="string">
            <text:p>Package_TO_SOT_SMD:SOT-23-8</text:p>
          </table:table-cell>
          <table:table-cell table:style-name="ce9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14" office:value-type="currency" office:currency="EUR" office:value="2.34" calcext:value-type="currency">
            <text:p>€ 2,340</text:p>
          </table:table-cell>
          <table:table-cell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3" office:value-type="string" calcext:value-type="string">
            <text:p>Σ</text:p>
          </table:table-cell>
          <table:table-cell table:formula="of:=SUM([.E2:.E128])" office:value-type="currency" office:currency="EUR" office:value="53.2351" calcext:value-type="currency">
            <text:p>€ 53,235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embedded_testbench.D2:embedded_testbench.D58 embedded_testbench.D71:embedded_testbench.D79 embedded_testbench.E79:embedded_testbench.E79 embedded_testbench.E84:embedded_testbench.E128 embedded_testbench.D84:embedded_testbench.D122 embedded_testbench.D124:embedded_testbench.D128">
            <calcext:condition calcext:apply-style-name="Missing_Value" calcext:value="=&quot;&quot;" calcext:base-cell-address="embedded_testbench.D2"/>
          </calcext:conditional-format>
        </calcext:conditional-formats>
      </table:table>
      <table:named-expressions/>
      <table:database-ranges>
        <table:database-range table:name="__Anonymous_Sheet_DB__0" table:target-range-address="embedded_testbench.A1:embedded_testbench.F1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AR PL KaitiM GB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34P0" style:volatile="true">
      <number:currency-symbol number:language="en" number:country="US">$</number:currency-symbol>
      <number:number number:decimal-places="2" number:min-decimal-places="2" number:min-integer-digits="0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0" number:grouping="true"/>
      <style:map style:condition="value()&gt;=0" style:apply-style-name="N134P0"/>
    </number:currency-style>
    <number:currency-style style:name="N136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de" number:country="AT">€</number:currency-symbol>
      <number:text> </number:text>
      <number:number number:decimal-places="3" number:min-decimal-places="3" number:min-integer-digits="1" number:grouping="true"/>
    </number:currency-style>
    <number:currency-style style:name="N138">
      <style:text-properties fo:color="#ff0000"/>
      <number:text>-</number:text>
      <number:currency-symbol number:language="de" number:country="AT">€</number:currency-symbol>
      <number:text> </number:text>
      <number:number number:decimal-places="3" number:min-decimal-places="3" number:min-integer-digits="1" number:grouping="true"/>
      <style:map style:condition="value()&gt;=0" style:apply-style-name="N13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ssing_5f_Value" style:display-name="Missing_Value" style:family="table-cell" style:parent-style-name="Default">
      <style:table-cell-properties fo:background-color="#ffa6a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 style:data-style-name="N2" text:time-value="16:44:55.677211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18T16:45:27.257276691</dc:date>
    <dc:creator>Dominik Widhalm</dc:creator>
    <meta:editing-duration>PT22M16S</meta:editing-duration>
    <meta:editing-cycles>47</meta:editing-cycles>
    <meta:generator>LibreOffice/7.1.1.2$Linux_X86_64 LibreOffice_project/fe0b08f4af1bacafe4c7ecc87ce55bb426164676</meta:generator>
    <meta:document-statistic meta:table-count="1" meta:cell-count="776" meta:object-count="0"/>
  </office:meta>
</office:document-meta>
</file>